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formula="of:=VLOOKUP([.C1];[.$F$1:.$G$4];2)" office:value-type="string" office:string-value="left" calcext:value-type="string">
            <text:p>left</text:p>
          </table:table-cell>
          <table:table-cell table:formula="of:=VLOOKUP([.D1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formula="of:=VLOOKUP([.C2];[.$F$1:.$G$4];2)" office:value-type="string" office:string-value="top" calcext:value-type="string">
            <text:p>top</text:p>
          </table:table-cell>
          <table:table-cell table:formula="of:=VLOOKUP([.D2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table:formula="of:=VLOOKUP([.C3];[.$F$1:.$G$4];2)" office:value-type="string" office:string-value="top" calcext:value-type="string">
            <text:p>top</text:p>
          </table:table-cell>
          <table:table-cell table:formula="of:=VLOOKUP([.D3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formula="of:=VLOOKUP([.C4];[.$F$1:.$G$4];2)" office:value-type="string" office:string-value="right" calcext:value-type="string">
            <text:p>right</text:p>
          </table:table-cell>
          <table:table-cell table:formula="of:=VLOOKUP([.D4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table:formula="of:=VLOOKUP([.C5];[.$F$1:.$G$4];2)" office:value-type="string" office:string-value="right" calcext:value-type="string">
            <text:p>right</text:p>
          </table:table-cell>
          <table:table-cell table:formula="of:=VLOOKUP([.D5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6];[.$F$1:.$G$4];2)" office:value-type="string" office:string-value="top" calcext:value-type="string">
            <text:p>top</text:p>
          </table:table-cell>
          <table:table-cell table:formula="of:=VLOOKUP([.D6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7];[.$F$1:.$G$4];2)" office:value-type="string" office:string-value="left" calcext:value-type="string">
            <text:p>left</text:p>
          </table:table-cell>
          <table:table-cell table:formula="of:=VLOOKUP([.D7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8];[.$F$1:.$G$4];2)" office:value-type="string" office:string-value="right" calcext:value-type="string">
            <text:p>right</text:p>
          </table:table-cell>
          <table:table-cell table:formula="of:=VLOOKUP([.D8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9];[.$F$1:.$G$4];2)" office:value-type="string" office:string-value="top" calcext:value-type="string">
            <text:p>top</text:p>
          </table:table-cell>
          <table:table-cell table:formula="of:=VLOOKUP([.D9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0];[.$F$1:.$G$4];2)" office:value-type="string" office:string-value="top" calcext:value-type="string">
            <text:p>top</text:p>
          </table:table-cell>
          <table:table-cell table:formula="of:=VLOOKUP([.D10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1];[.$F$1:.$G$4];2)" office:value-type="string" office:string-value="right" calcext:value-type="string">
            <text:p>right</text:p>
          </table:table-cell>
          <table:table-cell table:formula="of:=VLOOKUP([.D11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2];[.$F$1:.$G$4];2)" office:value-type="string" office:string-value="bottom" calcext:value-type="string">
            <text:p>bottom</text:p>
          </table:table-cell>
          <table:table-cell table:formula="of:=VLOOKUP([.D12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3];[.$F$1:.$G$4];2)" office:value-type="string" office:string-value="left" calcext:value-type="string">
            <text:p>left</text:p>
          </table:table-cell>
          <table:table-cell table:formula="of:=VLOOKUP([.D13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4];[.$F$1:.$G$4];2)" office:value-type="string" office:string-value="bottom" calcext:value-type="string">
            <text:p>bottom</text:p>
          </table:table-cell>
          <table:table-cell table:formula="of:=VLOOKUP([.D14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5];[.$F$1:.$G$4];2)" office:value-type="string" office:string-value="left" calcext:value-type="string">
            <text:p>left</text:p>
          </table:table-cell>
          <table:table-cell table:formula="of:=VLOOKUP([.D15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6];[.$F$1:.$G$4];2)" office:value-type="string" office:string-value="right" calcext:value-type="string">
            <text:p>right</text:p>
          </table:table-cell>
          <table:table-cell table:formula="of:=VLOOKUP([.D16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7];[.$F$1:.$G$4];2)" office:value-type="string" office:string-value="bottom" calcext:value-type="string">
            <text:p>bottom</text:p>
          </table:table-cell>
          <table:table-cell table:formula="of:=VLOOKUP([.D17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8];[.$F$1:.$G$4];2)" office:value-type="string" office:string-value="right" calcext:value-type="string">
            <text:p>right</text:p>
          </table:table-cell>
          <table:table-cell table:formula="of:=VLOOKUP([.D18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9];[.$F$1:.$G$4];2)" office:value-type="string" office:string-value="right" calcext:value-type="string">
            <text:p>right</text:p>
          </table:table-cell>
          <table:table-cell table:formula="of:=VLOOKUP([.D19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20];[.$F$1:.$G$4];2)" office:value-type="string" office:string-value="top" calcext:value-type="string">
            <text:p>top</text:p>
          </table:table-cell>
          <table:table-cell table:formula="of:=VLOOKUP([.D20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21];[.$F$1:.$G$4];2)" office:value-type="string" office:string-value="right" calcext:value-type="string">
            <text:p>right</text:p>
          </table:table-cell>
          <table:table-cell table:formula="of:=VLOOKUP([.D21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22];[.$F$1:.$G$4];2)" office:value-type="string" office:string-value="top" calcext:value-type="string">
            <text:p>top</text:p>
          </table:table-cell>
          <table:table-cell table:formula="of:=VLOOKUP([.D22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23];[.$F$1:.$G$4];2)" office:value-type="string" office:string-value="top" calcext:value-type="string">
            <text:p>top</text:p>
          </table:table-cell>
          <table:table-cell table:formula="of:=VLOOKUP([.D23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24];[.$F$1:.$G$4];2)" office:value-type="string" office:string-value="left" calcext:value-type="string">
            <text:p>left</text:p>
          </table:table-cell>
          <table:table-cell table:formula="of:=VLOOKUP([.D24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25];[.$F$1:.$G$4];2)" office:value-type="string" office:string-value="bottom" calcext:value-type="string">
            <text:p>bottom</text:p>
          </table:table-cell>
          <table:table-cell table:formula="of:=VLOOKUP([.D25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26];[.$F$1:.$G$4];2)" office:value-type="string" office:string-value="top" calcext:value-type="string">
            <text:p>top</text:p>
          </table:table-cell>
          <table:table-cell table:formula="of:=VLOOKUP([.D26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27];[.$F$1:.$G$4];2)" office:value-type="string" office:string-value="right" calcext:value-type="string">
            <text:p>right</text:p>
          </table:table-cell>
          <table:table-cell table:formula="of:=VLOOKUP([.D27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28];[.$F$1:.$G$4];2)" office:value-type="string" office:string-value="right" calcext:value-type="string">
            <text:p>right</text:p>
          </table:table-cell>
          <table:table-cell table:formula="of:=VLOOKUP([.D28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29];[.$F$1:.$G$4];2)" office:value-type="string" office:string-value="bottom" calcext:value-type="string">
            <text:p>bottom</text:p>
          </table:table-cell>
          <table:table-cell table:formula="of:=VLOOKUP([.D29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30];[.$F$1:.$G$4];2)" office:value-type="string" office:string-value="top" calcext:value-type="string">
            <text:p>top</text:p>
          </table:table-cell>
          <table:table-cell table:formula="of:=VLOOKUP([.D30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31];[.$F$1:.$G$4];2)" office:value-type="string" office:string-value="left" calcext:value-type="string">
            <text:p>left</text:p>
          </table:table-cell>
          <table:table-cell table:formula="of:=VLOOKUP([.D31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32];[.$F$1:.$G$4];2)" office:value-type="string" office:string-value="top" calcext:value-type="string">
            <text:p>top</text:p>
          </table:table-cell>
          <table:table-cell table:formula="of:=VLOOKUP([.D32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33];[.$F$1:.$G$4];2)" office:value-type="string" office:string-value="left" calcext:value-type="string">
            <text:p>left</text:p>
          </table:table-cell>
          <table:table-cell table:formula="of:=VLOOKUP([.D33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34];[.$F$1:.$G$4];2)" office:value-type="string" office:string-value="right" calcext:value-type="string">
            <text:p>right</text:p>
          </table:table-cell>
          <table:table-cell table:formula="of:=VLOOKUP([.D34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35];[.$F$1:.$G$4];2)" office:value-type="string" office:string-value="bottom" calcext:value-type="string">
            <text:p>bottom</text:p>
          </table:table-cell>
          <table:table-cell table:formula="of:=VLOOKUP([.D35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36];[.$F$1:.$G$4];2)" office:value-type="string" office:string-value="bottom" calcext:value-type="string">
            <text:p>bottom</text:p>
          </table:table-cell>
          <table:table-cell table:formula="of:=VLOOKUP([.D36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37];[.$F$1:.$G$4];2)" office:value-type="string" office:string-value="bottom" calcext:value-type="string">
            <text:p>bottom</text:p>
          </table:table-cell>
          <table:table-cell table:formula="of:=VLOOKUP([.D37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38];[.$F$1:.$G$4];2)" office:value-type="string" office:string-value="top" calcext:value-type="string">
            <text:p>top</text:p>
          </table:table-cell>
          <table:table-cell table:formula="of:=VLOOKUP([.D38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39];[.$F$1:.$G$4];2)" office:value-type="string" office:string-value="top" calcext:value-type="string">
            <text:p>top</text:p>
          </table:table-cell>
          <table:table-cell table:formula="of:=VLOOKUP([.D39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40];[.$F$1:.$G$4];2)" office:value-type="string" office:string-value="left" calcext:value-type="string">
            <text:p>left</text:p>
          </table:table-cell>
          <table:table-cell table:formula="of:=VLOOKUP([.D40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41];[.$F$1:.$G$4];2)" office:value-type="string" office:string-value="top" calcext:value-type="string">
            <text:p>top</text:p>
          </table:table-cell>
          <table:table-cell table:formula="of:=VLOOKUP([.D41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42];[.$F$1:.$G$4];2)" office:value-type="string" office:string-value="left" calcext:value-type="string">
            <text:p>left</text:p>
          </table:table-cell>
          <table:table-cell table:formula="of:=VLOOKUP([.D42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43];[.$F$1:.$G$4];2)" office:value-type="string" office:string-value="bottom" calcext:value-type="string">
            <text:p>bottom</text:p>
          </table:table-cell>
          <table:table-cell table:formula="of:=VLOOKUP([.D43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44];[.$F$1:.$G$4];2)" office:value-type="string" office:string-value="top" calcext:value-type="string">
            <text:p>top</text:p>
          </table:table-cell>
          <table:table-cell table:formula="of:=VLOOKUP([.D44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45];[.$F$1:.$G$4];2)" office:value-type="string" office:string-value="bottom" calcext:value-type="string">
            <text:p>bottom</text:p>
          </table:table-cell>
          <table:table-cell table:formula="of:=VLOOKUP([.D45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46];[.$F$1:.$G$4];2)" office:value-type="string" office:string-value="top" calcext:value-type="string">
            <text:p>top</text:p>
          </table:table-cell>
          <table:table-cell table:formula="of:=VLOOKUP([.D46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47];[.$F$1:.$G$4];2)" office:value-type="string" office:string-value="top" calcext:value-type="string">
            <text:p>top</text:p>
          </table:table-cell>
          <table:table-cell table:formula="of:=VLOOKUP([.D47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48];[.$F$1:.$G$4];2)" office:value-type="string" office:string-value="top" calcext:value-type="string">
            <text:p>top</text:p>
          </table:table-cell>
          <table:table-cell table:formula="of:=VLOOKUP([.D48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49];[.$F$1:.$G$4];2)" office:value-type="string" office:string-value="top" calcext:value-type="string">
            <text:p>top</text:p>
          </table:table-cell>
          <table:table-cell table:formula="of:=VLOOKUP([.D49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50];[.$F$1:.$G$4];2)" office:value-type="string" office:string-value="right" calcext:value-type="string">
            <text:p>right</text:p>
          </table:table-cell>
          <table:table-cell table:formula="of:=VLOOKUP([.D50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51];[.$F$1:.$G$4];2)" office:value-type="string" office:string-value="bottom" calcext:value-type="string">
            <text:p>bottom</text:p>
          </table:table-cell>
          <table:table-cell table:formula="of:=VLOOKUP([.D51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52];[.$F$1:.$G$4];2)" office:value-type="string" office:string-value="right" calcext:value-type="string">
            <text:p>right</text:p>
          </table:table-cell>
          <table:table-cell table:formula="of:=VLOOKUP([.D52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53];[.$F$1:.$G$4];2)" office:value-type="string" office:string-value="bottom" calcext:value-type="string">
            <text:p>bottom</text:p>
          </table:table-cell>
          <table:table-cell table:formula="of:=VLOOKUP([.D53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54];[.$F$1:.$G$4];2)" office:value-type="string" office:string-value="left" calcext:value-type="string">
            <text:p>left</text:p>
          </table:table-cell>
          <table:table-cell table:formula="of:=VLOOKUP([.D54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55];[.$F$1:.$G$4];2)" office:value-type="string" office:string-value="left" calcext:value-type="string">
            <text:p>left</text:p>
          </table:table-cell>
          <table:table-cell table:formula="of:=VLOOKUP([.D55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56];[.$F$1:.$G$4];2)" office:value-type="string" office:string-value="right" calcext:value-type="string">
            <text:p>right</text:p>
          </table:table-cell>
          <table:table-cell table:formula="of:=VLOOKUP([.D56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57];[.$F$1:.$G$4];2)" office:value-type="string" office:string-value="top" calcext:value-type="string">
            <text:p>top</text:p>
          </table:table-cell>
          <table:table-cell table:formula="of:=VLOOKUP([.D57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58];[.$F$1:.$G$4];2)" office:value-type="string" office:string-value="right" calcext:value-type="string">
            <text:p>right</text:p>
          </table:table-cell>
          <table:table-cell table:formula="of:=VLOOKUP([.D58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59];[.$F$1:.$G$4];2)" office:value-type="string" office:string-value="top" calcext:value-type="string">
            <text:p>top</text:p>
          </table:table-cell>
          <table:table-cell table:formula="of:=VLOOKUP([.D59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60];[.$F$1:.$G$4];2)" office:value-type="string" office:string-value="right" calcext:value-type="string">
            <text:p>right</text:p>
          </table:table-cell>
          <table:table-cell table:formula="of:=VLOOKUP([.D60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61];[.$F$1:.$G$4];2)" office:value-type="string" office:string-value="right" calcext:value-type="string">
            <text:p>right</text:p>
          </table:table-cell>
          <table:table-cell table:formula="of:=VLOOKUP([.D61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62];[.$F$1:.$G$4];2)" office:value-type="string" office:string-value="top" calcext:value-type="string">
            <text:p>top</text:p>
          </table:table-cell>
          <table:table-cell table:formula="of:=VLOOKUP([.D62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63];[.$F$1:.$G$4];2)" office:value-type="string" office:string-value="bottom" calcext:value-type="string">
            <text:p>bottom</text:p>
          </table:table-cell>
          <table:table-cell table:formula="of:=VLOOKUP([.D63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64];[.$F$1:.$G$4];2)" office:value-type="string" office:string-value="top" calcext:value-type="string">
            <text:p>top</text:p>
          </table:table-cell>
          <table:table-cell table:formula="of:=VLOOKUP([.D64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65];[.$F$1:.$G$4];2)" office:value-type="string" office:string-value="left" calcext:value-type="string">
            <text:p>left</text:p>
          </table:table-cell>
          <table:table-cell table:formula="of:=VLOOKUP([.D65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66];[.$F$1:.$G$4];2)" office:value-type="string" office:string-value="top" calcext:value-type="string">
            <text:p>top</text:p>
          </table:table-cell>
          <table:table-cell table:formula="of:=VLOOKUP([.D66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67];[.$F$1:.$G$4];2)" office:value-type="string" office:string-value="top" calcext:value-type="string">
            <text:p>top</text:p>
          </table:table-cell>
          <table:table-cell table:formula="of:=VLOOKUP([.D67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68];[.$F$1:.$G$4];2)" office:value-type="string" office:string-value="right" calcext:value-type="string">
            <text:p>right</text:p>
          </table:table-cell>
          <table:table-cell table:formula="of:=VLOOKUP([.D68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69];[.$F$1:.$G$4];2)" office:value-type="string" office:string-value="left" calcext:value-type="string">
            <text:p>left</text:p>
          </table:table-cell>
          <table:table-cell table:formula="of:=VLOOKUP([.D69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70];[.$F$1:.$G$4];2)" office:value-type="string" office:string-value="top" calcext:value-type="string">
            <text:p>top</text:p>
          </table:table-cell>
          <table:table-cell table:formula="of:=VLOOKUP([.D70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71];[.$F$1:.$G$4];2)" office:value-type="string" office:string-value="top" calcext:value-type="string">
            <text:p>top</text:p>
          </table:table-cell>
          <table:table-cell table:formula="of:=VLOOKUP([.D71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72];[.$F$1:.$G$4];2)" office:value-type="string" office:string-value="right" calcext:value-type="string">
            <text:p>right</text:p>
          </table:table-cell>
          <table:table-cell table:formula="of:=VLOOKUP([.D72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73];[.$F$1:.$G$4];2)" office:value-type="string" office:string-value="right" calcext:value-type="string">
            <text:p>right</text:p>
          </table:table-cell>
          <table:table-cell table:formula="of:=VLOOKUP([.D73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74];[.$F$1:.$G$4];2)" office:value-type="string" office:string-value="bottom" calcext:value-type="string">
            <text:p>bottom</text:p>
          </table:table-cell>
          <table:table-cell table:formula="of:=VLOOKUP([.D74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75];[.$F$1:.$G$4];2)" office:value-type="string" office:string-value="left" calcext:value-type="string">
            <text:p>left</text:p>
          </table:table-cell>
          <table:table-cell table:formula="of:=VLOOKUP([.D75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76];[.$F$1:.$G$4];2)" office:value-type="string" office:string-value="right" calcext:value-type="string">
            <text:p>right</text:p>
          </table:table-cell>
          <table:table-cell table:formula="of:=VLOOKUP([.D76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77];[.$F$1:.$G$4];2)" office:value-type="string" office:string-value="left" calcext:value-type="string">
            <text:p>left</text:p>
          </table:table-cell>
          <table:table-cell table:formula="of:=VLOOKUP([.D77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78];[.$F$1:.$G$4];2)" office:value-type="string" office:string-value="left" calcext:value-type="string">
            <text:p>left</text:p>
          </table:table-cell>
          <table:table-cell table:formula="of:=VLOOKUP([.D78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79];[.$F$1:.$G$4];2)" office:value-type="string" office:string-value="top" calcext:value-type="string">
            <text:p>top</text:p>
          </table:table-cell>
          <table:table-cell table:formula="of:=VLOOKUP([.D79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80];[.$F$1:.$G$4];2)" office:value-type="string" office:string-value="left" calcext:value-type="string">
            <text:p>left</text:p>
          </table:table-cell>
          <table:table-cell table:formula="of:=VLOOKUP([.D80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81];[.$F$1:.$G$4];2)" office:value-type="string" office:string-value="left" calcext:value-type="string">
            <text:p>left</text:p>
          </table:table-cell>
          <table:table-cell table:formula="of:=VLOOKUP([.D81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82];[.$F$1:.$G$4];2)" office:value-type="string" office:string-value="right" calcext:value-type="string">
            <text:p>right</text:p>
          </table:table-cell>
          <table:table-cell table:formula="of:=VLOOKUP([.D82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83];[.$F$1:.$G$4];2)" office:value-type="string" office:string-value="bottom" calcext:value-type="string">
            <text:p>bottom</text:p>
          </table:table-cell>
          <table:table-cell table:formula="of:=VLOOKUP([.D83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84];[.$F$1:.$G$4];2)" office:value-type="string" office:string-value="right" calcext:value-type="string">
            <text:p>right</text:p>
          </table:table-cell>
          <table:table-cell table:formula="of:=VLOOKUP([.D84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85];[.$F$1:.$G$4];2)" office:value-type="string" office:string-value="left" calcext:value-type="string">
            <text:p>left</text:p>
          </table:table-cell>
          <table:table-cell table:formula="of:=VLOOKUP([.D85];[.$H$1:.$I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86];[.$F$1:.$G$4];2)" office:value-type="string" office:string-value="left" calcext:value-type="string">
            <text:p>left</text:p>
          </table:table-cell>
          <table:table-cell table:formula="of:=VLOOKUP([.D86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87];[.$F$1:.$G$4];2)" office:value-type="string" office:string-value="bottom" calcext:value-type="string">
            <text:p>bottom</text:p>
          </table:table-cell>
          <table:table-cell table:formula="of:=VLOOKUP([.D87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88];[.$F$1:.$G$4];2)" office:value-type="string" office:string-value="bottom" calcext:value-type="string">
            <text:p>bottom</text:p>
          </table:table-cell>
          <table:table-cell table:formula="of:=VLOOKUP([.D88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89];[.$F$1:.$G$4];2)" office:value-type="string" office:string-value="right" calcext:value-type="string">
            <text:p>right</text:p>
          </table:table-cell>
          <table:table-cell table:formula="of:=VLOOKUP([.D89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90];[.$F$1:.$G$4];2)" office:value-type="string" office:string-value="right" calcext:value-type="string">
            <text:p>right</text:p>
          </table:table-cell>
          <table:table-cell table:formula="of:=VLOOKUP([.D90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91];[.$F$1:.$G$4];2)" office:value-type="string" office:string-value="left" calcext:value-type="string">
            <text:p>left</text:p>
          </table:table-cell>
          <table:table-cell table:formula="of:=VLOOKUP([.D91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92];[.$F$1:.$G$4];2)" office:value-type="string" office:string-value="left" calcext:value-type="string">
            <text:p>left</text:p>
          </table:table-cell>
          <table:table-cell table:formula="of:=VLOOKUP([.D92];[.$H$1:.$I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93];[.$F$1:.$G$4];2)" office:value-type="string" office:string-value="top" calcext:value-type="string">
            <text:p>top</text:p>
          </table:table-cell>
          <table:table-cell table:formula="of:=VLOOKUP([.D93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94];[.$F$1:.$G$4];2)" office:value-type="string" office:string-value="left" calcext:value-type="string">
            <text:p>left</text:p>
          </table:table-cell>
          <table:table-cell table:formula="of:=VLOOKUP([.D94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95];[.$F$1:.$G$4];2)" office:value-type="string" office:string-value="right" calcext:value-type="string">
            <text:p>right</text:p>
          </table:table-cell>
          <table:table-cell table:formula="of:=VLOOKUP([.D95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96];[.$F$1:.$G$4];2)" office:value-type="string" office:string-value="left" calcext:value-type="string">
            <text:p>left</text:p>
          </table:table-cell>
          <table:table-cell table:formula="of:=VLOOKUP([.D96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97];[.$F$1:.$G$4];2)" office:value-type="string" office:string-value="left" calcext:value-type="string">
            <text:p>left</text:p>
          </table:table-cell>
          <table:table-cell table:formula="of:=VLOOKUP([.D97];[.$H$1:.$I$3];2)" office:value-type="string" office:string-value="left" calcext:value-type="string">
            <text:p>lef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98];[.$F$1:.$G$4];2)" office:value-type="string" office:string-value="bottom" calcext:value-type="string">
            <text:p>bottom</text:p>
          </table:table-cell>
          <table:table-cell table:formula="of:=VLOOKUP([.D98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99];[.$F$1:.$G$4];2)" office:value-type="string" office:string-value="right" calcext:value-type="string">
            <text:p>right</text:p>
          </table:table-cell>
          <table:table-cell table:formula="of:=VLOOKUP([.D99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00];[.$F$1:.$G$4];2)" office:value-type="string" office:string-value="left" calcext:value-type="string">
            <text:p>left</text:p>
          </table:table-cell>
          <table:table-cell table:formula="of:=VLOOKUP([.D100];[.$H$1:.$I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01];[.$F$1:.$G$4];2)" office:value-type="string" office:string-value="top" calcext:value-type="string">
            <text:p>top</text:p>
          </table:table-cell>
          <table:table-cell table:formula="of:=VLOOKUP([.D101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02];[.$F$1:.$G$4];2)" office:value-type="string" office:string-value="top" calcext:value-type="string">
            <text:p>top</text:p>
          </table:table-cell>
          <table:table-cell table:formula="of:=VLOOKUP([.D102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03];[.$F$1:.$G$4];2)" office:value-type="string" office:string-value="right" calcext:value-type="string">
            <text:p>right</text:p>
          </table:table-cell>
          <table:table-cell table:formula="of:=VLOOKUP([.D103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04];[.$F$1:.$G$4];2)" office:value-type="string" office:string-value="right" calcext:value-type="string">
            <text:p>right</text:p>
          </table:table-cell>
          <table:table-cell table:formula="of:=VLOOKUP([.D104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05];[.$F$1:.$G$4];2)" office:value-type="string" office:string-value="bottom" calcext:value-type="string">
            <text:p>bottom</text:p>
          </table:table-cell>
          <table:table-cell table:formula="of:=VLOOKUP([.D105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06];[.$F$1:.$G$4];2)" office:value-type="string" office:string-value="right" calcext:value-type="string">
            <text:p>right</text:p>
          </table:table-cell>
          <table:table-cell table:formula="of:=VLOOKUP([.D106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07];[.$F$1:.$G$4];2)" office:value-type="string" office:string-value="bottom" calcext:value-type="string">
            <text:p>bottom</text:p>
          </table:table-cell>
          <table:table-cell table:formula="of:=VLOOKUP([.D107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08];[.$F$1:.$G$4];2)" office:value-type="string" office:string-value="bottom" calcext:value-type="string">
            <text:p>bottom</text:p>
          </table:table-cell>
          <table:table-cell table:formula="of:=VLOOKUP([.D108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09];[.$F$1:.$G$4];2)" office:value-type="string" office:string-value="right" calcext:value-type="string">
            <text:p>right</text:p>
          </table:table-cell>
          <table:table-cell table:formula="of:=VLOOKUP([.D109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10];[.$F$1:.$G$4];2)" office:value-type="string" office:string-value="bottom" calcext:value-type="string">
            <text:p>bottom</text:p>
          </table:table-cell>
          <table:table-cell table:formula="of:=VLOOKUP([.D110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11];[.$F$1:.$G$4];2)" office:value-type="string" office:string-value="bottom" calcext:value-type="string">
            <text:p>bottom</text:p>
          </table:table-cell>
          <table:table-cell table:formula="of:=VLOOKUP([.D111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12];[.$F$1:.$G$4];2)" office:value-type="string" office:string-value="left" calcext:value-type="string">
            <text:p>left</text:p>
          </table:table-cell>
          <table:table-cell table:formula="of:=VLOOKUP([.D112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13];[.$F$1:.$G$4];2)" office:value-type="string" office:string-value="left" calcext:value-type="string">
            <text:p>left</text:p>
          </table:table-cell>
          <table:table-cell table:formula="of:=VLOOKUP([.D113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14];[.$F$1:.$G$4];2)" office:value-type="string" office:string-value="bottom" calcext:value-type="string">
            <text:p>bottom</text:p>
          </table:table-cell>
          <table:table-cell table:formula="of:=VLOOKUP([.D114];[.$H$1:.$I$3];2)" office:value-type="string" office:string-value="left" calcext:value-type="string">
            <text:p>lef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15];[.$F$1:.$G$4];2)" office:value-type="string" office:string-value="right" calcext:value-type="string">
            <text:p>right</text:p>
          </table:table-cell>
          <table:table-cell table:formula="of:=VLOOKUP([.D115];[.$H$1:.$I$3];2)" office:value-type="string" office:string-value="left" calcext:value-type="string">
            <text:p>lef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16];[.$F$1:.$G$4];2)" office:value-type="string" office:string-value="right" calcext:value-type="string">
            <text:p>right</text:p>
          </table:table-cell>
          <table:table-cell table:formula="of:=VLOOKUP([.D116];[.$H$1:.$I$3];2)" office:value-type="string" office:string-value="right" calcext:value-type="string">
            <text:p>r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17];[.$F$1:.$G$4];2)" office:value-type="string" office:string-value="top" calcext:value-type="string">
            <text:p>top</text:p>
          </table:table-cell>
          <table:table-cell table:formula="of:=VLOOKUP([.D117];[.$H$1:.$I$3];2)" office:value-type="string" office:string-value="right" calcext:value-type="string">
            <text:p>r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18];[.$F$1:.$G$4];2)" office:value-type="string" office:string-value="bottom" calcext:value-type="string">
            <text:p>bottom</text:p>
          </table:table-cell>
          <table:table-cell table:formula="of:=VLOOKUP([.D118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19];[.$F$1:.$G$4];2)" office:value-type="string" office:string-value="top" calcext:value-type="string">
            <text:p>top</text:p>
          </table:table-cell>
          <table:table-cell table:formula="of:=VLOOKUP([.D119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20];[.$F$1:.$G$4];2)" office:value-type="string" office:string-value="top" calcext:value-type="string">
            <text:p>top</text:p>
          </table:table-cell>
          <table:table-cell table:formula="of:=VLOOKUP([.D120];[.$H$1:.$I$3];2)" office:value-type="string" office:string-value="left" calcext:value-type="string">
            <text:p>lef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VLOOKUP([.C121];[.$F$1:.$G$4];2)" office:value-type="string" office:string-value="left" calcext:value-type="string">
            <text:p>left</text:p>
          </table:table-cell>
          <table:table-cell table:formula="of:=VLOOKUP([.D121];[.$H$1:.$I$3];2)" office:value-type="string" office:string-value="right" calcext:value-type="string">
            <text:p>r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22];[.$F$1:.$G$4];2)" office:value-type="string" office:string-value="bottom" calcext:value-type="string">
            <text:p>bottom</text:p>
          </table:table-cell>
          <table:table-cell table:formula="of:=VLOOKUP([.D122];[.$H$1:.$I$3];2)" office:value-type="string" office:string-value="right" calcext:value-type="string">
            <text:p>right</text:p>
          </table:table-cell>
          <table:table-cell table:formula="of:=RANDBETWEEN(1;4)" office:value-type="float" office:value="1" calcext:value-type="float">
            <text:p>1</text:p>
          </table:table-cell>
          <table:table-cell table:formula="of:=RANDBETWEEN(1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VLOOKUP([.C123];[.$F$1:.$G$4];2)" office:value-type="string" office:string-value="right" calcext:value-type="string">
            <text:p>right</text:p>
          </table:table-cell>
          <table:table-cell table:formula="of:=VLOOKUP([.D123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2" calcext:value-type="float">
            <text:p>2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24];[.$F$1:.$G$4];2)" office:value-type="string" office:string-value="left" calcext:value-type="string">
            <text:p>left</text:p>
          </table:table-cell>
          <table:table-cell table:formula="of:=VLOOKUP([.D124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4" calcext:value-type="float">
            <text:p>4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VLOOKUP([.C125];[.$F$1:.$G$4];2)" office:value-type="string" office:string-value="top" calcext:value-type="string">
            <text:p>top</text:p>
          </table:table-cell>
          <table:table-cell table:formula="of:=VLOOKUP([.D125];[.$H$1:.$I$3];2)" office:value-type="string" office:string-value="straight" calcext:value-type="string">
            <text:p>straight</text:p>
          </table:table-cell>
          <table:table-cell table:formula="of:=RANDBETWEEN(1;4)" office:value-type="float" office:value="3" calcext:value-type="float">
            <text:p>3</text:p>
          </table:table-cell>
          <table:table-cell table:formula="of:=RANDBETWEEN(1;3)"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9:37:21.562324000</meta:creation-date>
    <dc:date>2019-04-11T19:50:39.770320000</dc:date>
    <meta:editing-duration>PT1M55S</meta:editing-duration>
    <meta:editing-cycles>2</meta:editing-cycles>
    <meta:generator>LibreOffice/6.0.2.1$MacOSX_X86_64 LibreOffice_project/f7f06a8f319e4b62f9bc5095aa112a65d2f3ac89</meta:generator>
    <meta:document-statistic meta:table-count="1" meta:cell-count="514" meta:object-count="0"/>
  </office:meta>
</office:document-meta>
</file>